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a8b325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5bdc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7a62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9254e" officeooo:paragraph-rsid="01b9254e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cb266" officeooo:paragraph-rsid="01bcb266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13f6" officeooo:paragraph-rsid="01cf13f6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d9eb" officeooo:paragraph-rsid="01cfd9e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d4df19" officeooo:paragraph-rsid="01d4df19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4df19" officeooo:paragraph-rsid="01d4df19" style:font-name-asian="Noto Sans CJK JP" style:font-size-asian="28pt" style:language-asian="ja" style:country-asian="JP" style:font-size-complex="28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a8b325" officeooo:paragraph-rsid="01a8b325" style:font-name-asian="Noto Sans CJK JP" style:font-size-asian="28pt" style:language-asian="ja" style:country-asian="JP" style:font-size-complex="28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8ddad" officeooo:paragraph-rsid="01d8ddad" style:font-name-asian="Noto Sans CJK JP" style:font-size-asian="28pt" style:language-asian="ja" style:country-asian="JP" style:font-size-complex="28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9d46c" officeooo:paragraph-rsid="01d9d46c" style:font-name-asian="Noto Sans CJK JP" style:font-size-asian="28pt" style:language-asian="ja" style:country-asian="JP" style:font-size-complex="28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bcfe8" officeooo:paragraph-rsid="01dbcfe8" style:font-name-asian="Noto Sans CJK JP" style:font-size-asian="28pt" style:language-asian="ja" style:country-asian="JP" style:font-size-complex="28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d1d52" officeooo:paragraph-rsid="01dd1d52" style:font-name-asian="Noto Sans CJK JP" style:font-size-asian="28pt" style:language-asian="ja" style:country-asian="JP" style:font-size-complex="28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f3351" officeooo:paragraph-rsid="01df3351" style:font-name-asian="Noto Sans CJK JP" style:font-size-asian="28pt" style:language-asian="ja" style:country-asian="JP" style:font-size-complex="28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paragraph-rsid="01e1b9ad" style:font-name-asian="Noto Sans CJK JP" style:font-size-asian="28pt" style:font-size-complex="28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1b9ad" officeooo:paragraph-rsid="01e1b9ad" style:font-name-asian="Noto Sans CJK JP" style:font-size-asian="28pt" style:language-asian="ja" style:country-asian="JP" style:font-size-complex="28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2eea" officeooo:paragraph-rsid="01ec2eea" style:font-name-asian="Noto Sans CJK JP" style:font-size-asian="28pt" style:language-asian="ja" style:country-asian="JP" style:font-size-complex="28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576f" officeooo:paragraph-rsid="01ec576f" style:font-name-asian="Noto Sans CJK JP" style:font-size-asian="28pt" style:language-asian="ja" style:country-asian="JP" style:font-size-complex="28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dd73b" officeooo:paragraph-rsid="01edd73b" style:font-name-asian="Noto Sans CJK JP" style:font-size-asian="28pt" style:language-asian="ja" style:country-asian="JP" style:font-size-complex="28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f6ec0" officeooo:paragraph-rsid="01ef6ec0" style:font-name-asian="Noto Sans CJK JP" style:font-size-asian="28pt" style:language-asian="ja" style:country-asian="JP" style:font-size-complex="28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10502" officeooo:paragraph-rsid="01f10502" style:font-name-asian="Noto Sans CJK JP" style:font-size-asian="28pt" style:language-asian="ja" style:country-asian="JP" style:font-size-complex="28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5f569" officeooo:paragraph-rsid="01f5f569" style:font-name-asian="Noto Sans CJK JP" style:font-size-asian="28pt" style:language-asian="ja" style:country-asian="JP" style:font-size-complex="28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7e374" officeooo:paragraph-rsid="01f7e374" style:font-name-asian="Noto Sans CJK JP" style:font-size-asian="28pt" style:language-asian="ja" style:country-asian="JP" style:font-size-complex="28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b9022" officeooo:paragraph-rsid="01fb9022" style:font-name-asian="Noto Sans CJK JP" style:font-size-asian="28pt" style:language-asian="ja" style:country-asian="JP" style:font-size-complex="28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ed759" officeooo:paragraph-rsid="01fed759" style:font-name-asian="Noto Sans CJK JP" style:font-size-asian="28pt" style:language-asian="ja" style:country-asian="JP" style:font-size-complex="28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2dcb0" officeooo:paragraph-rsid="0202dcb0" style:font-name-asian="Noto Sans CJK JP" style:font-size-asian="28pt" style:language-asian="ja" style:country-asian="JP" style:font-size-complex="28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e8090" officeooo:paragraph-rsid="020e8090" style:font-name-asian="Noto Sans CJK JP" style:font-size-asian="28pt" style:language-asian="ja" style:country-asian="JP" style:font-size-complex="28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0dbeb" officeooo:paragraph-rsid="0210dbeb" style:font-name-asian="Noto Sans CJK JP" style:font-size-asian="28pt" style:language-asian="ja" style:country-asian="JP" style:font-size-complex="28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7317e" officeooo:paragraph-rsid="0217317e" style:font-name-asian="Noto Sans CJK JP" style:font-size-asian="28pt" style:language-asian="ja" style:country-asian="JP" style:font-size-complex="28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a0c9b" officeooo:paragraph-rsid="021a0c9b" style:font-name-asian="Noto Sans CJK JP" style:font-size-asian="28pt" style:language-asian="ja" style:country-asian="JP" style:font-size-complex="28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36640" officeooo:paragraph-rsid="02236640" style:font-name-asian="Noto Sans CJK JP" style:font-size-asian="28pt" style:language-asian="ja" style:country-asian="JP" style:font-size-complex="28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85877" officeooo:paragraph-rsid="02285877" style:font-name-asian="Noto Sans CJK JP" style:font-size-asian="28pt" style:language-asian="ja" style:country-asian="JP" style:font-size-complex="28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19b62" officeooo:paragraph-rsid="02319b62" style:font-name-asian="Noto Sans CJK JP" style:font-size-asian="28pt" style:language-asian="ja" style:country-asian="JP" style:font-size-complex="28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9d8d" officeooo:paragraph-rsid="02379d8d" style:font-name-asian="Noto Sans CJK JP" style:font-size-asian="28pt" style:language-asian="ja" style:country-asian="JP" style:font-size-complex="28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cbc3" officeooo:paragraph-rsid="0237cbc3" style:font-name-asian="Noto Sans CJK JP" style:font-size-asian="28pt" style:language-asian="ja" style:country-asian="JP" style:font-size-complex="28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abe46" officeooo:paragraph-rsid="023abe46" style:font-name-asian="Noto Sans CJK JP" style:font-size-asian="28pt" style:language-asian="ja" style:country-asian="JP" style:font-size-complex="28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4b811" officeooo:paragraph-rsid="0244b811" style:font-name-asian="Noto Sans CJK JP" style:font-size-asian="28pt" style:language-asian="ja" style:country-asian="JP" style:font-size-complex="28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1bcc" officeooo:paragraph-rsid="02451bcc" style:font-name-asian="Noto Sans CJK JP" style:font-size-asian="28pt" style:language-asian="ja" style:country-asian="JP" style:font-size-complex="28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78a9" officeooo:paragraph-rsid="024578a9" style:font-name-asian="Noto Sans CJK JP" style:font-size-asian="28pt" style:language-asian="ja" style:country-asian="JP" style:font-size-complex="28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8f1b6" officeooo:paragraph-rsid="0248f1b6" style:font-name-asian="Noto Sans CJK JP" style:font-size-asian="28pt" style:language-asian="ja" style:country-asian="JP" style:font-size-complex="28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90b89" officeooo:paragraph-rsid="02490b89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cbb53" officeooo:paragraph-rsid="024cbb53" style:font-name-asian="Noto Sans CJK JP" style:font-size-asian="28pt" style:language-asian="ja" style:country-asian="JP" style:font-size-complex="28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efebc" officeooo:paragraph-rsid="024efebc" style:font-name-asian="Noto Sans CJK JP" style:font-size-asian="28pt" style:language-asian="ja" style:country-asian="JP" style:font-size-complex="28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fede4" officeooo:paragraph-rsid="024fede4" style:font-name-asian="Noto Sans CJK JP" style:font-size-asian="28pt" style:language-asian="ja" style:country-asian="JP" style:font-size-complex="28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26a6a" officeooo:paragraph-rsid="02526a6a" style:font-name-asian="Noto Sans CJK JP" style:font-size-asian="28pt" style:language-asian="ja" style:country-asian="JP" style:font-size-complex="28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5c635" officeooo:paragraph-rsid="0255c635" style:font-name-asian="Noto Sans CJK JP" style:font-size-asian="28pt" style:language-asian="ja" style:country-asian="JP" style:font-size-complex="28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8a243" officeooo:paragraph-rsid="0258a243" style:font-name-asian="Noto Sans CJK JP" style:font-size-asian="28pt" style:language-asian="ja" style:country-asian="JP" style:font-size-complex="28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143e8" officeooo:paragraph-rsid="026143e8" style:font-name-asian="Noto Sans CJK JP" style:font-size-asian="28pt" style:language-asian="ja" style:country-asian="JP" style:font-size-complex="28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37d1e" officeooo:paragraph-rsid="02637d1e" style:font-name-asian="Noto Sans CJK JP" style:font-size-asian="28pt" style:language-asian="ja" style:country-asian="JP" style:font-size-complex="28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37"/>
      <text:p text:style-name="P52">Exercises 17/05/2025:</text:p>
      <text:p text:style-name="P52">１．私の兄は<text:ruby text:style-name="Ru1"><text:ruby-base>海外</text:ruby-base><text:ruby-text>かいがい</text:ruby-text></text:ruby>に住んでいます。</text:p>
      <text:p text:style-name="P52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2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2"/>
      <text:p text:style-name="P52">A: えりさんは来年何がしたいですか。</text:p>
      <text:p text:style-name="P52">B: 来年は海外に留学したいです。</text:p>
      <text:p text:style-name="P52">A: へえ、どの国に留学したいですか。</text:p>
      <text:p text:style-name="P52">B: 中国に行きたいですね。中国語の勉強をしたり、観光したりしたいです。</text:p>
      <text:p text:style-name="P52">A: そうですか。私も外国に行きたいです。</text:p>
      <text:p text:style-name="P52">B: 本当ですか。どこに行きたいですか。</text:p>
      <text:p text:style-name="P52">A: 私はアメリカの出身ですから、アメリカの家に帰りたいです。</text:p>
      <text:p text:style-name="P52"/>
      <text:p text:style-name="P52">４．日本の<text:ruby text:style-name="Ru1"><text:ruby-base>国内</text:ruby-base><text:ruby-text>こくない</text:ruby-text></text:ruby>を旅行しましょう。</text:p>
      <text:p text:style-name="P53">５．学校の入口に人がいます。</text:p>
      <text:p text:style-name="P53">６．日本の漫画は<text:ruby text:style-name="Ru1"><text:ruby-base>海外</text:ruby-base><text:ruby-text>かいがい</text:ruby-text></text:ruby>で有名です。</text:p>
      <text:p text:style-name="P53">７．外国に寿司はありますか。</text:p>
      <text:p text:style-name="P54">８．この映画を見たことがあります。</text:p>
      <text:p text:style-name="P54">９．日本に行ったことがあります。</text:p>
      <text:p text:style-name="P55">１０．漫画を読んだことがありますか。</text:p>
      <text:p text:style-name="P55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6">１２．ラーメンは食べたことがありません。</text:p>
      <text:p text:style-name="P56">１３．テニスをしたことがないです。</text:p>
      <text:p text:style-name="P56">１４．私は東京と奈良に行ったことがあります。長崎に行ったことがないです。</text:p>
      <text:p text:style-name="P37"/>
      <text:p text:style-name="P57">Exercises 23/05/2025:</text:p>
      <text:p text:style-name="P57"/>
      <text:p text:style-name="P57">男の人と女の人の会話（A: 男の人、B: 女の人）</text:p>
      <text:p text:style-name="P57">A: 来年の夏は旅行がしたいな。</text:p>
      <text:p text:style-name="P57">B: どこに行きたいの？</text:p>
      <text:p text:style-name="P57">A: そうだね。海外に行きたいよ。</text:p>
      <text:p text:style-name="P57">B: どうして？</text:p>
      <text:p text:style-name="P57">A: 海外に行ったことがないから、行きたい。</text:p>
      <text:p text:style-name="P57">B: 私は四国に行きたいな。</text:p>
      <text:p text:style-name="P57">A: 四国で何がしたいの？</text:p>
      <text:p text:style-name="P57">B: 美味しいうどんを食べたり、観光したりしたい。</text:p>
      <text:p text:style-name="P57">A: それもいいね。</text:p>
      <text:p text:style-name="P57"/>
      <text:p text:style-name="P57">ー＞　日本に留学する。</text:p>
      <text:p text:style-name="P58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59">１．私の兄は海外に住んでいます。</text:p>
      <text:p text:style-name="P59">２．去年、外国に旅行したり、留学したりしました。</text:p>
      <text:p text:style-name="P59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0">４．日本の<text:ruby text:style-name="Ru1"><text:ruby-base>漫画</text:ruby-base><text:ruby-text>まんが</text:ruby-text></text:ruby>は海外で有名です。</text:p>
      <text:p text:style-name="P60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0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37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5-23T19:30:37.459482944</dc:date>
    <meta:editing-duration>P1DT20H38M18S</meta:editing-duration>
    <meta:editing-cycles>592</meta:editing-cycles>
    <meta:generator>LibreOffice/24.8.7.2$Linux_X86_64 LibreOffice_project/480$Build-2</meta:generator>
    <meta:document-statistic meta:table-count="0" meta:image-count="0" meta:object-count="0" meta:page-count="1" meta:paragraph-count="240" meta:word-count="5115" meta:character-count="5620" meta:non-whitespace-character-count="5498"/>
  </office:meta>
</office:document-meta>
</file>